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Times-Roman" fo:font-size="10.000000000000000pt"/>
    </style:style>
    <style:style style:name="T2" style:family="text">
      <style:text-properties fo:font-family="Times-Italic" fo:font-size="10.000000000000000pt" fo:font-style="italic"/>
    </style:style>
    <style:style style:name="P1" style:family="paragraph">
      <style:paragraph-properties fo:margin-left="0.000000000000000pt" fo:margin-right="0.000000000000000pt" fo:text-align="start" fo:text-indent="0.000000000000000pt"/>
    </style:style>
  </office:automatic-styles>
  <office:body>
    <office:text>
      <text:tracked-changes text:track-changes="false"/>
      <text:p text:style-name="P1"><text:span text:style-name="T1">De Angulo, Jaime &amp; L. S. Freeland. 1931. Karok texts.<text:s/></text:span><text:span text:style-name="T2">International Journal of American Linguistics</text:span><text:span text:style-name="T1"><text:s/>6(3/4): 194-226.</text:span></text:p>
      <text:p text:style-name="P1"/>
      <text:p text:style-name="P1"><text:span text:style-name="T1">Givón, Talmy. 2013. Ute Texts. (Culture and Language Use, 7.) Amsterdam: John Benjamins.</text:span></text:p>
      <text:p text:style-name="P1"/>
      <text:p text:style-name="P1"><text:span text:style-name="T1">Jake, Janice Lynn. 1983. Grammatical relations in Imbabura Quechua. Ann Arbor: UMI. (Doctoral dissertation, University of Urbana-Champaign).</text:span></text:p>
      <text:p text:style-name="P1"/>
      <text:p text:style-name="P1"><text:span text:style-name="T1">Lin, Yen-Hwei. 1993. Sonority and postlexical syllabicity in Piro.<text:s/></text:span><text:span text:style-name="T2">Proceedings from the Annual Meeting of the Chicago Linguistic Society</text:span><text:span text:style-name="T1"><text:s/>28: 333-344.</text:span></text:p>
      <text:p text:style-name="P1"/>
      <text:p text:style-name="P1"><text:span text:style-name="T1">Marlett, Stephen A. &amp; Velma B. Pickett. 1987. The syllable structure and aspect morphology of Isthmus Zapotec.<text:s/></text:span><text:span text:style-name="T2">International Journal of American Linguistics</text:span><text:span text:style-name="T1"><text:s/>53(4): 398-422.</text:span></text:p>
      <text:p text:style-name="P1"/>
      <text:p text:style-name="P1"><text:span text:style-name="T1">Rubach, Jerzy. 1974. Syllabic consonants in Polish. Journal of Phonetics 2: 109-116.</text:span></text:p>
      <text:p text:style-name="P1"/>
      <text:p text:style-name="P1"><text:span text:style-name="T1">Sailaja, P. 1999. Syllable structure of Telugu. In Proceedings of the Fourteenth International Congress of Phonetic Sciences (Vol. 4). 743-746.</text:span></text:p>
      <text:p text:style-name="P1"/>
      <text:p text:style-name="P1"><text:span text:style-name="T1">Sanders, Arden and Sanders, Joy. 1994. Kamasau (Wand Tuan) grammar: morpheme to sentence. (unpublished ms).</text:span></text:p>
      <text:p text:style-name="P1"/>
      <text:p text:style-name="P1"><text:span text:style-name="T1">Sherwood, David Fairchild. 1986. Maliseet-Passamaquoddy verb morphology. (Canadian Ethnology Service: Mercury Series, 105.) Ottawa: National Museums of Canada.</text:span></text:p>
      <text:p text:style-name="P1"/>
      <text:p text:style-name="P1"><text:span text:style-name="T1">Sreedhar, M. V. 1980.<text:s/></text:span><text:span text:style-name="T2">A Sema grammar</text:span><text:span text:style-name="T1">. Mysore: Central Institute of Indian Languages.</text:span></text:p>
      <text:p text:style-name="P1"/>
      <text:p text:style-name="P1"><text:span text:style-name="T1">Thompson, Laurence C., Thompson, M. Terry &amp; Egesdal, Steven M. 1996. Sketch of Thompson, a Salishan Language. In Goddard, Ives (ed.), Handbook of North American Indians, Vol 17. Languages, 609-643.</text:span></text:p>
      <text:p text:style-name="P1"/>
      <text:p text:style-name="P1"><text:span text:style-name="T1">Trommer, Jochen. 2013. Stress uniformity in Albanian: morphological arguments for cyclicity. Linguistic Inquiry 44(1): 109-143.</text:span></text:p>
      <text:p text:style-name="P1"/>
      <text:p text:style-name="P1"><text:span text:style-name="T1">Tucker, Archie N., Bryan, Margaret A. &amp; James Woodburn. 1977. The East African click languages: a phonetic comparison.<text:s/></text:span><text:span text:style-name="T2">Zur Sprachgeschichte und Ethnohistorie in Afrika: Neue Beiträge afrikanischer Forschungen. Berlin: Dietrich Reimer</text:span><text:span text:style-name="T1">, 300-323.</text:span></text:p>
      <text:p text:style-name="P1"/>
      <text:p text:style-name="P1"><text:span text:style-name="T1">Vajda, Edward J. 2004. Ket. (Languages of the World: Materials, 204.) München: Lincom.</text:span></text:p>
      <text:p text:style-name="P1"/>
      <text:p text:style-name="P1"><text:span text:style-name="T1">Watson, Richard Leon. 1980. A Grammar of Two Pacoh Texts. Ann Arbor: UMI. (Doctoral dissertation, University of Texas at Arlington)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Footnote" style:display-name="Footnote" style:family="paragraph" style:next-style-name=""/>
    <style:style style:name="Bibliography_20proceedings" style:display-name="Bibliography proceedings" style:family="paragraph"/>
    <style:style style:name="Endnote" style:display-name="Endnote" style:family="paragraph" style:next-style-name=""/>
    <style:style style:name="Bibliography_20mastersthesis" style:display-name="Bibliography mastersthesis" style:family="paragraph"/>
    <style:style style:name="Bibliography_20custom4" style:display-name="Bibliography custom4" style:family="paragraph"/>
    <style:style style:name="Bibliography_20misc" style:display-name="Bibliography misc" style:family="paragraph"/>
    <style:style style:name="Bibliography_20custom5" style:display-name="Bibliography custom5" style:family="paragraph"/>
    <style:style style:name="Bibliography_20journal" style:display-name="Bibliography journal" style:family="paragraph"/>
    <style:style style:name="Bibliography_20custom2" style:display-name="Bibliography custom2" style:family="paragraph"/>
    <style:style style:name="Bibliography_20manual" style:display-name="Bibliography manual" style:family="paragraph"/>
    <style:style style:name="Bibliography_20custom3" style:display-name="Bibliography custom3" style:family="paragraph"/>
    <style:style style:name="Bibliography_20incollection" style:display-name="Bibliography incollection" style:family="paragraph"/>
    <style:style style:name="Bibliography_20www" style:display-name="Bibliography www" style:family="paragraph"/>
    <style:style style:name="Bibliography_20inproceedings" style:display-name="Bibliography inproceedings" style:family="paragraph"/>
    <style:style style:name="Bibliography_20custom1" style:display-name="Bibliography custom1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2</meta:editing-cycles>
    <dc:date>2019-06-20T17:06:57</dc:date>
    <meta:creation-date>2019-06-20T16:53:56</meta:creation-date>
    <dc:creator>Felix</dc:creator>
    <meta:user-defined meta:name="email">kopeckyf@hu-berlin.de</meta:user-defined>
  </office:meta>
</office:document-meta>
</file>